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8cm" fo:min-width="2.33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" style:family="graphic" style:parent-style-name="standard">
      <style:graphic-properties draw:textarea-horizontal-align="justify" draw:textarea-vertical-align="middle" draw:auto-grow-height="false" fo:min-height="0.31cm" fo:min-width="1.742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1cm" svg:x="11cm" svg:y="3cm">
          <text:p text:style-name="P1">Počet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cm" svg:height="1cm" svg:x="11cm" svg:y="5cm">
          <text:p text:style-name="P1">SIZE,</text:p>
          <text:p text:style-name="P1">primeArr[SIZE]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cm" svg:height="1cm" svg:x="11cm" svg:y="7cm">
          <text:p text:style-name="P1">n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xml:id="id4" draw:id="id4" draw:layer="layout" svg:width="4cm" svg:height="1cm" svg:x="11cm" svg:y="9cm">
          <text:p text:style-name="P1">n_prime = 0;</text:p>
          <text:p text:style-name="P1">i = 2;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6cm" svg:height="2cm" svg:x="10cm" svg:y="12cm">
          <text:p text:style-name="P1">i &lt;= n &amp;&amp; n_prime&lt;SIZ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" draw:id="id11" draw:layer="layout" svg:width="6cm" svg:height="2cm" svg:x="10cm" svg:y="20cm">
          <text:p text:style-name="P1">j &lt; n_prime &amp;&amp; prim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8" draw:id="id8" draw:layer="layout" svg:width="4cm" svg:height="1cm" svg:x="11cm" svg:y="17cm">
          <text:p text:style-name="P1">j = 0;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4cm" svg:height="1cm" svg:x="11cm" svg:y="26cm">
          <text:p text:style-name="P1">prime = false;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6cm" svg:height="2cm" svg:x="10cm" svg:y="23cm">
          <text:p text:style-name="P1">i%primeArr[j]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7" draw:id="id7" draw:layer="layout" svg:width="4cm" svg:height="1cm" svg:x="11cm" svg:y="15cm">
          <text:p text:style-name="P1">prime = true;</text:p>
          <draw:enhanced-geometry svg:viewBox="0 0 21600 21600" draw:type="rectangle" draw:enhanced-path="M 0 0 L 21600 0 21600 21600 0 21600 0 0 Z N"/>
        </draw:custom-shape>
        <draw:custom-shape draw:style-name="gr4" draw:text-style-name="P1" xml:id="id14" draw:id="id14" draw:layer="layout" svg:width="6cm" svg:height="2cm" svg:x="10cm" svg:y="29cm">
          <text:p text:style-name="P1">prim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5" draw:id="id15" draw:layer="layout" svg:width="4cm" svg:height="1cm" svg:x="11cm" svg:y="32cm">
          <text:p text:style-name="P1">primeArr[j] = i;</text:p>
          <text:p text:style-name="P1">n_prime++;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3cm" svg:y1="4cm" svg:x2="13cm" svg:y2="5cm" draw:start-shape="id1" draw:start-glue-point="8" draw:end-shape="id2" draw:end-glue-point="0" svg:d="M13000 4000v1000" svg:viewBox="0 0 1 1001">
          <text:p/>
        </draw:connector>
        <draw:connector draw:style-name="gr5" draw:text-style-name="P2" draw:layer="layout" draw:type="line" svg:x1="13cm" svg:y1="6cm" svg:x2="13cm" svg:y2="7cm" draw:start-shape="id2" draw:start-glue-point="2" draw:end-shape="id3" draw:end-glue-point="7" svg:d="M13000 6000v1000" svg:viewBox="0 0 1 1001">
          <text:p/>
        </draw:connector>
        <draw:connector draw:style-name="gr5" draw:text-style-name="P2" draw:layer="layout" draw:type="line" svg:x1="13cm" svg:y1="8cm" svg:x2="13cm" svg:y2="9cm" draw:start-shape="id3" draw:start-glue-point="5" draw:end-shape="id4" draw:end-glue-point="0" svg:d="M13000 8000v1000" svg:viewBox="0 0 1 1001">
          <text:p/>
        </draw:connector>
        <draw:custom-shape draw:style-name="gr6" draw:text-style-name="P1" xml:id="id5" draw:id="id5" draw:layer="layout" svg:width="0.2cm" svg:height="0.2cm" svg:x="12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3cm" svg:y1="10cm" svg:x2="13cm" svg:y2="10.9cm" draw:start-shape="id4" draw:start-glue-point="2" draw:end-shape="id5" draw:end-glue-point="4" svg:d="M13000 10000v900" svg:viewBox="0 0 1 901">
          <text:p/>
        </draw:connector>
        <draw:connector draw:style-name="gr5" draw:text-style-name="P2" draw:layer="layout" draw:type="line" svg:x1="13cm" svg:y1="11.1cm" svg:x2="13cm" svg:y2="12cm" draw:start-shape="id5" draw:start-glue-point="8" draw:end-shape="id6" draw:end-glue-point="4" svg:d="M13000 11100v900" svg:viewBox="0 0 1 901">
          <text:p/>
        </draw:connector>
        <draw:connector draw:style-name="gr5" draw:text-style-name="P2" draw:layer="layout" draw:type="line" svg:x1="13cm" svg:y1="14cm" svg:x2="13cm" svg:y2="15cm" draw:start-shape="id6" draw:start-glue-point="6" draw:end-shape="id7" draw:end-glue-point="0" svg:d="M13000 14000v1000" svg:viewBox="0 0 1 1001">
          <text:p/>
        </draw:connector>
        <draw:connector draw:style-name="gr5" draw:text-style-name="P2" draw:layer="layout" draw:type="line" svg:x1="13cm" svg:y1="16cm" svg:x2="13cm" svg:y2="17cm" draw:start-shape="id7" draw:start-glue-point="2" draw:end-shape="id8" draw:end-glue-point="0" svg:d="M13000 16000v1000" svg:viewBox="0 0 1 1001">
          <text:p/>
        </draw:connector>
        <draw:connector draw:style-name="gr5" draw:text-style-name="P2" draw:layer="layout" draw:type="line" svg:x1="13cm" svg:y1="25cm" svg:x2="13cm" svg:y2="26cm" draw:start-shape="id9" draw:start-glue-point="6" draw:end-shape="id10" draw:end-glue-point="0" svg:d="M13000 25000v1000" svg:viewBox="0 0 1 1001">
          <text:p/>
        </draw:connector>
        <draw:connector draw:style-name="gr5" draw:text-style-name="P2" draw:layer="layout" draw:type="line" svg:x1="13cm" svg:y1="22cm" svg:x2="13cm" svg:y2="23cm" draw:start-shape="id11" draw:start-glue-point="6" draw:end-shape="id9" draw:end-glue-point="4" svg:d="M13000 22000v1000" svg:viewBox="0 0 1 1001">
          <text:p/>
        </draw:connector>
        <draw:custom-shape draw:style-name="gr6" draw:text-style-name="P1" xml:id="id12" draw:id="id12" draw:layer="layout" svg:width="0.2cm" svg:height="0.2cm" svg:x="12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3cm" svg:y1="18cm" svg:x2="13cm" svg:y2="18.9cm" draw:start-shape="id8" draw:start-glue-point="2" draw:end-shape="id12" draw:end-glue-point="4" svg:d="M13000 18000v900" svg:viewBox="0 0 1 901">
          <text:p/>
        </draw:connector>
        <draw:connector draw:style-name="gr5" draw:text-style-name="P2" draw:layer="layout" draw:type="line" svg:x1="13cm" svg:y1="19.1cm" svg:x2="13cm" svg:y2="20cm" draw:start-shape="id12" draw:start-glue-point="8" draw:end-shape="id11" draw:end-glue-point="4" svg:d="M13000 19100v900" svg:viewBox="0 0 1 901">
          <text:p/>
        </draw:connector>
        <draw:custom-shape draw:style-name="gr6" draw:text-style-name="P1" xml:id="id13" draw:id="id13" draw:layer="layout" svg:width="0.2cm" svg:height="0.2cm" svg:x="12.9cm" svg:y="2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3cm" svg:y1="27cm" svg:x2="13cm" svg:y2="27.9cm" draw:start-shape="id10" draw:start-glue-point="2" draw:end-shape="id13" draw:end-glue-point="4" svg:d="M13000 27000v900" svg:viewBox="0 0 1 901">
          <text:p/>
        </draw:connector>
        <draw:connector draw:style-name="gr5" draw:text-style-name="P2" draw:layer="layout" draw:type="line" svg:x1="13cm" svg:y1="28.1cm" svg:x2="13cm" svg:y2="29cm" draw:start-shape="id13" draw:start-glue-point="8" draw:end-shape="id14" draw:end-glue-point="4" svg:d="M13000 28100v900" svg:viewBox="0 0 1 901">
          <text:p/>
        </draw:connector>
        <draw:connector draw:style-name="gr5" draw:text-style-name="P2" draw:layer="layout" draw:line-skew="-0.499cm" svg:x1="10cm" svg:y1="21cm" svg:x2="12.9cm" svg:y2="28cm" draw:start-shape="id11" draw:start-glue-point="5" draw:end-shape="id13" draw:end-glue-point="6" svg:d="M10000 21000h-1000v7000h3900" svg:viewBox="0 0 3901 7001">
          <text:p/>
        </draw:connector>
        <draw:frame draw:style-name="gr7" draw:text-style-name="P3" draw:layer="layout" svg:width="1.6cm" svg:height="0.7cm" svg:x="11.8cm" svg:y="13.9cm">
          <draw:text-box>
            <text:p>true</text:p>
          </draw:text-box>
        </draw:frame>
        <draw:frame draw:style-name="gr7" draw:text-style-name="P3" draw:layer="layout" svg:width="1.5cm" svg:height="0.7cm" svg:x="16.1cm" svg:y="12.3cm">
          <draw:text-box>
            <text:p>false</text:p>
          </draw:text-box>
        </draw:frame>
        <draw:frame draw:style-name="gr7" draw:text-style-name="P3" draw:layer="layout" svg:width="1.6cm" svg:height="0.7cm" svg:x="11.9cm" svg:y="21.8cm">
          <draw:text-box>
            <text:p>true</text:p>
          </draw:text-box>
        </draw:frame>
        <draw:frame draw:style-name="gr7" draw:text-style-name="P3" draw:layer="layout" svg:width="1.6cm" svg:height="0.7cm" svg:x="11.8cm" svg:y="30.8cm">
          <draw:text-box>
            <text:p>true</text:p>
          </draw:text-box>
        </draw:frame>
        <draw:frame draw:style-name="gr7" draw:text-style-name="P3" draw:layer="layout" svg:width="1.5cm" svg:height="0.7cm" svg:x="8.9cm" svg:y="20.4cm">
          <draw:text-box>
            <text:p>false</text:p>
          </draw:text-box>
        </draw:frame>
        <draw:frame draw:style-name="gr7" draw:text-style-name="P3" draw:layer="layout" svg:width="1.5cm" svg:height="0.7cm" svg:x="9cm" svg:y="29.3cm">
          <draw:text-box>
            <text:p>false</text:p>
          </draw:text-box>
        </draw:frame>
        <draw:custom-shape draw:style-name="gr6" draw:text-style-name="P1" xml:id="id16" draw:id="id16" draw:layer="layout" svg:width="0.2cm" svg:height="0.2cm" svg:x="7.9cm" svg:y="29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2" draw:layer="layout" draw:type="line" svg:x1="13cm" svg:y1="31cm" svg:x2="13cm" svg:y2="32cm" draw:start-shape="id14" draw:start-glue-point="6" draw:end-shape="id15" draw:end-glue-point="0" svg:d="M13000 31000v1000" svg:viewBox="0 0 1 1001">
          <text:p/>
        </draw:connector>
        <draw:connector draw:style-name="gr5" draw:text-style-name="P2" draw:layer="layout" draw:line-skew="0.499cm" svg:x1="13cm" svg:y1="33cm" svg:x2="8cm" svg:y2="30.1cm" draw:start-shape="id15" draw:start-glue-point="2" draw:end-shape="id16" draw:end-glue-point="8" svg:d="M13000 33000v1000h-5000v-3900" svg:viewBox="0 0 5001 3901">
          <text:p/>
        </draw:connector>
        <draw:connector draw:style-name="gr5" draw:text-style-name="P2" draw:layer="layout" draw:type="line" svg:x1="10cm" svg:y1="30cm" svg:x2="8.1cm" svg:y2="30cm" draw:start-shape="id14" draw:start-glue-point="5" draw:end-shape="id16" draw:end-glue-point="10" svg:d="M10000 30000h-1900" svg:viewBox="0 0 1901 1">
          <text:p/>
        </draw:connector>
        <draw:polygon draw:style-name="gr8" draw:text-style-name="P1" xml:id="id17" draw:id="id17" draw:layer="layout" svg:width="3.999cm" svg:height="0.999cm" svg:x="18cm" svg:y="14cm" svg:viewBox="0 0 4000 1000" draw:points="1000,0 0,1000 4000,1000 3000,0">
          <text:p text:style-name="P1">Prikaz niza</text:p>
        </draw:polygon>
        <draw:custom-shape draw:style-name="gr1" draw:text-style-name="P1" xml:id="id18" draw:id="id18" draw:layer="layout" svg:width="4cm" svg:height="1cm" svg:x="18cm" svg:y="16cm">
          <text:p text:style-name="P1">Kra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16cm" svg:y1="13cm" svg:x2="20cm" svg:y2="14cm" draw:start-shape="id6" draw:start-glue-point="7" draw:end-shape="id17" draw:end-glue-point="0" svg:d="M16000 13000h4000v1000" svg:viewBox="0 0 4001 1001">
          <text:p/>
        </draw:connector>
        <draw:connector draw:style-name="gr5" draw:text-style-name="P2" draw:layer="layout" draw:type="line" svg:x1="20cm" svg:y1="15cm" svg:x2="20cm" svg:y2="16cm" draw:start-shape="id17" draw:start-glue-point="2" draw:end-shape="id18" draw:end-glue-point="4" svg:d="M20000 15000v1000" svg:viewBox="0 0 1 1001">
          <text:p/>
        </draw:connector>
        <draw:frame draw:style-name="gr7" draw:text-style-name="P3" draw:layer="layout" svg:width="1.6cm" svg:height="0.7cm" svg:x="11.7cm" svg:y="24.9cm">
          <draw:text-box>
            <text:p>true</text:p>
          </draw:text-box>
        </draw:frame>
        <draw:frame draw:style-name="gr7" draw:text-style-name="P3" draw:layer="layout" svg:width="1.5cm" svg:height="0.7cm" svg:x="15.6cm" svg:y="23.3cm">
          <draw:text-box>
            <text:p>false</text:p>
          </draw:text-box>
        </draw:frame>
        <draw:custom-shape draw:style-name="gr2" draw:text-style-name="P1" xml:id="id19" draw:id="id19" draw:layer="layout" svg:width="4cm" svg:height="1cm" svg:x="17cm" svg:y="21cm">
          <text:p text:style-name="P1">j++;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6cm" svg:y1="24cm" svg:x2="19cm" svg:y2="22cm" draw:start-shape="id9" draw:start-glue-point="7" draw:end-shape="id19" draw:end-glue-point="2" svg:d="M16000 24000h3000v-2000" svg:viewBox="0 0 3001 2001">
          <text:p/>
        </draw:connector>
        <draw:connector draw:style-name="gr5" draw:text-style-name="P2" draw:layer="layout" svg:x1="19cm" svg:y1="21cm" svg:x2="13.1cm" svg:y2="19cm" draw:start-shape="id19" draw:start-glue-point="0" draw:end-shape="id12" draw:end-glue-point="10" svg:d="M19000 21000v-2000h-5900" svg:viewBox="0 0 5901 2001">
          <text:p/>
        </draw:connector>
        <draw:custom-shape draw:style-name="gr2" draw:text-style-name="P1" xml:id="id20" draw:id="id20" draw:layer="layout" svg:width="4cm" svg:height="1cm" svg:x="6cm" svg:y="17cm">
          <text:p text:style-name="P1">j++;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8cm" svg:y1="29.9cm" svg:x2="8cm" svg:y2="18cm" draw:start-shape="id16" draw:start-glue-point="4" draw:end-shape="id20" svg:d="M8000 29900v-11900" svg:viewBox="0 0 1 11901">
          <text:p/>
        </draw:connector>
        <draw:connector draw:style-name="gr5" draw:text-style-name="P2" draw:layer="layout" svg:x1="8cm" svg:y1="17cm" svg:x2="12.9cm" svg:y2="11cm" draw:start-shape="id20" draw:start-glue-point="0" draw:end-shape="id5" draw:end-glue-point="6" svg:d="M8000 17000v-6000h4900" svg:viewBox="0 0 4901 6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10-21T19:15:16.798000000</dc:date>
    <meta:editing-duration>PT29M58S</meta:editing-duration>
    <meta:editing-cycles>4</meta:editing-cycles>
    <meta:document-statistic meta:object-count="51"/>
  </office:meta>
</office:document-meta>
</file>